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librepythonista/dnpaxblkksyulv/id_rOCVZ3hNEYrUMw.py" manifest:media-type=""/>
  <manifest:file-entry manifest:full-path="librepythonista/dnpaxblkksyulv/id_jx07ayCxIbZclf.py" manifest:media-type=""/>
  <manifest:file-entry manifest:full-path="librepythonista/dnpaxblkksyulv/id_Ju2mfJL8kizPOV.py" manifest:media-type=""/>
  <manifest:file-entry manifest:full-path="librepythonista/dnpaxblkksyulv/id_u3GB3To2WjLRvi.py" manifest:media-type=""/>
  <manifest:file-entry manifest:full-path="librepythonista/dnpaxblkksyulv/id_Jelngy3Qz8kDA9.py" manifest:media-type=""/>
  <manifest:file-entry manifest:full-path="librepythonista/dnpaxblkksyulv/id_SdFdoNTJWAqQSN.py" manifest:media-type=""/>
  <manifest:file-entry manifest:full-path="librepythonista/dnpaxblkksyulv/id_z4UZf395CpzhD0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figurations2/" manifest:media-type="application/vnd.sun.xml.ui.configuration"/>
  <manifest:file-entry manifest:full-path="json/DocumentCustomProperties.json" manifest:media-type=""/>
  <manifest:file-entry manifest:full-path="json/" manifest:media-type="application/binary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7" style:family="table-cell" style:parent-style-name="Default">
      <style:table-cell-properties style:diagonal-bl-tr="none" style:diagonal-tl-br="none" fo:border="none" fo:padding="0.0138in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9" style:family="table-cell" style:parent-style-name="Default">
      <style:table-cell-properties style:diagonal-bl-tr="none" style:diagonal-tl-br="none" fo:padding="0.0138in" style:shadow="#50938a 0.0398in 0.0398in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11" style:family="table-cell" style:parent-style-name="Default">
      <style:table-cell-properties style:diagonal-bl-tr="none" style:diagonal-tl-br="none" fo:padding="0.0138in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ce15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16" style:family="table-cell" style:parent-style-name="Default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2" form:id="control12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4" form:id="control1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3" table:default-cell-style-name="ce9"/>
        <table:table-column table:style-name="co1" table:default-cell-style-name="ce9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4" draw:name="_cprop_idorvtuajiewuzzq_id" draw:style-name="gr1" draw:text-style-name="P1" drawooo:display="screen" svg:width="0.0004in" svg:height="0.0004in" svg:x="0in" svg:y="0in"/>
            <draw:control table:end-cell-address="Sheet1.A2" table:end-x="0.1783in" table:end-y="0.0004in" draw:z-index="5" draw:name="SHAPE_libre_pythonista_ctl_cell_id_Ju2mfJL8kizPOV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2" table:end-x="0.0004in" table:end-y="0.0004in" draw:z-index="6" draw:name="_cprop_id8lc7zj5dtylqq3_id" draw:style-name="gr1" draw:text-style-name="P1" drawooo:display="screen" svg:width="0.0004in" svg:height="0.0004in" svg:x="0in" svg:y="0in"/>
            <draw:control table:end-cell-address="Sheet1.E3" table:end-x="0.889in" table:end-y="0.0004in" draw:z-index="7" draw:name="SHAPE_libre_pythonista_ctl_cell_id_rOCVZ3hNEYrUMw" draw:style-name="gr2" draw:text-style-name="P2" drawooo:display="screen" svg:width="0.889in" svg:height="0.178in" svg:x="0in" svg:y="0in" draw:control="control10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8" draw:name="_cprop_idfd6wnuhpnulz5d_id" draw:style-name="gr1" draw:text-style-name="P1" drawooo:display="screen" svg:width="0.0004in" svg:height="0.0004in" svg:x="0in" svg:y="0in"/>
            <draw:control table:end-cell-address="Sheet1.H3" table:end-x="0.0004in" table:end-y="0.0004in" draw:z-index="9" draw:name="SHAPE_libre_pythonista_ctl_cell_id_u3GB3To2WjLRvi" draw:style-name="gr2" draw:text-style-name="P2" drawooo:display="none" svg:width="0.8894in" svg:height="0.178in" svg:x="0in" svg:y="0in" draw:control="control11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2" table:end-x="0.0004in" table:end-y="0.0004in" draw:z-index="10" draw:name="_cprop_idtwdu4ehxodpol2_id" draw:style-name="gr1" draw:text-style-name="P1" drawooo:display="screen" svg:width="0.0004in" svg:height="0.0004in" svg:x="0in" svg:y="0in"/>
            <draw:control table:end-cell-address="Sheet1.L3" table:end-x="0.889in" table:end-y="0.0004in" draw:z-index="13" draw:name="SHAPE_libre_pythonista_ctl_cell_id_SdFdoNTJWAqQSN" draw:style-name="gr2" draw:text-style-name="P2" drawooo:display="none" svg:width="0.889in" svg:height="0.178in" svg:x="0in" svg:y="0in" draw:control="control13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office:value-type="float" office:value="45081" calcext:value-type="float">
            <text:p>45081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office:value-type="float" office:value="45084" calcext:value-type="float">
            <text:p>45084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 office:value-type="float" office:value="45087" calcext:value-type="float">
            <text:p>45087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04in" table:end-y="0.0004in" draw:z-index="11" draw:name="_cprop_idx4iojymkc8t0sg_id" draw:style-name="gr1" draw:text-style-name="P1" drawooo:display="screen" svg:width="0.0004in" svg:height="0.0004in" svg:x="0in" svg:y="0in"/>
            <draw:control table:end-cell-address="Sheet1.L10" table:end-x="0.889in" table:end-y="0.0004in" draw:z-index="12" draw:name="SHAPE_libre_pythonista_ctl_cell_id_Jelngy3Qz8kDA9" draw:style-name="gr2" draw:text-style-name="P2" drawooo:display="screen" svg:width="0.889in" svg:height="0.1783in" svg:x="0in" svg:y="0in" draw:control="control12"/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7" calcext:value-type="date">
            <text:p>06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04in" table:end-y="0.0004in" draw:z-index="0" draw:name="_cprop_idnp0zwpf2zeoueb_id" draw:style-name="gr1" draw:text-style-name="P1" drawooo:display="screen" svg:width="0.0004in" svg:height="0.0004in" svg:x="0in" svg:y="0in"/>
            <draw:control table:end-cell-address="Sheet1.C15" table:end-x="0.1783in" table:end-y="0.0004in" draw:z-index="1" draw:name="SHAPE_libre_pythonista_ctl_cell_id_z4UZf395CpzhD0" draw:style-name="gr2" draw:text-style-name="P2" drawooo:display="screen" svg:width="0.1783in" svg:height="0.1783in" svg:x="0in" svg:y="0in" draw:control="control14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04in" table:end-y="0.0004in" draw:z-index="2" draw:name="_cprop_iddysiguezflma1k_id" draw:style-name="gr1" draw:text-style-name="P1" drawooo:display="screen" svg:width="0.0004in" svg:height="0.0004in" svg:x="0in" svg:y="0in"/>
            <draw:control table:end-cell-address="Sheet1.D15" table:end-x="0.1783in" table:end-y="0.0004in" draw:z-index="3" draw:name="SHAPE_libre_pythonista_ctl_cell_id_jx07ayCxIbZclf" draw:style-name="gr2" draw:text-style-name="P2" drawooo:display="screen" svg:width="0.1783in" svg:height="0.1783in" svg:x="0in" svg:y="0in" draw:control="control15"/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3:33:49.515979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07T03:34:04.868746726</dc:date>
    <dc:creator>Libre Developer</dc:creator>
    <meta:editing-duration>PT20M54S</meta:editing-duration>
    <meta:editing-cycles>13</meta:editing-cycles>
    <meta:generator>LibreOffice/7.6.3.1$Linux_X86_64 LibreOffice_project/60$Build-1</meta:generator>
    <meta:document-statistic meta:table-count="1" meta:cell-count="161" meta:object-count="14"/>
  </office:meta>
</office:document-meta>
</file>